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rststyle-rststyle-table-4" style:family="table">
      <style:table-properties table:align="left" fo:margin-top="0in" fo:margin-bottom="0.10in" style:width="8.3333in"/>
    </style:style>
    <style:style style:name="rststyle-rststyle-table-4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4.A" style:family="table-column">
      <style:table-column-properties style:column-width="2.0833in"/>
    </style:style>
    <style:style style:name="rststyle-rststyle-table-4.B" style:family="table-column">
      <style:table-column-properties style:column-width="2.0833in"/>
    </style:style>
    <style:style style:name="rststyle-rststyle-table-4.C" style:family="table-column">
      <style:table-column-properties style:column-width="4.1667in"/>
    </style:style>
    <style:style style:name="rststyle-rststyle-table-5" style:family="table">
      <style:table-properties table:align="left" fo:margin-top="0in" fo:margin-bottom="0.10in" style:width="8.3333in"/>
    </style:style>
    <style:style style:name="rststyle-rststyle-table-5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5.A" style:family="table-column">
      <style:table-column-properties style:column-width="2.0833in"/>
    </style:style>
    <style:style style:name="rststyle-rststyle-table-5.B" style:family="table-column">
      <style:table-column-properties style:column-width="2.0833in"/>
    </style:style>
    <style:style style:name="rststyle-rststyle-table-5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Bash dersi</text:p>
      <text:p text:style-name="rststyle-textbody">Bu yazıda bash betiği yazmayı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  <text:p text:style-name="rststyle-textbody">Ekrana özel karakterleri yazmak için <text:span text:style-name="rststyle-strong">-e</text:span> parametresi kullanmamız gerekmektedir.</text:p>
        <ns0:p ns0:style-name="rststyle-codeblock">echo -e "Merhaba\ndünya"<ns0:line-break/>-&gt; Merhaba<ns0:line-break/>-&gt;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\ndünya"</text:span>
          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dan küçük"<ns0:line-break/>else<ns0:line-break/><ns0:s ns0:c="4"/>echo "Veri 10dan büyük veya 10a eşit"<ns0:line-break/>fi<ns0:line-break/><ns0:line-break/>&lt;- 9<ns0:line-break/>-&gt; Veri 10dan küçük<ns0:line-break/>&lt;- 15<ns0:line-break/>-&gt; Veri 10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5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case yapısı</text:h>
        <text:p text:style-name="rststyle-textbody"><text:span text:style-name="rststyle-strong">case</text:span> yapısı case ile başlar değerden sonra gelen <text:span text:style-name="rststyle-strong">in</text:span> ile devam eder ve koşullardan sonra gelen <text:span text:style-name="rststyle-strong">esac</text:span> ile tamamlanır.
case yapısı sayesinde if elif else ile yazmamız gereken uzun ifadeleri kısaltabiliriz.</text:p>
        <ns0:p ns0:style-name="rststyle-codeblock">case deger in<ns0:line-break/><ns0:s ns0:c="4"/>elma | kiraz)<ns0:line-break/><ns0:s ns0:c="8"/>echo "meyve"<ns0:line-break/><ns0:s ns0:c="8"/>;;<ns0:line-break/><ns0:s ns0:c="4"/>patates | soğan)<ns0:line-break/><ns0:s ns0:c="8"/>echo "sebze"<ns0:line-break/><ns0:s ns0:c="8"/>;;<ns0:line-break/><ns0:s ns0:c="4"/>balık)<ns0:line-break/><ns0:s ns0:c="8"/>echo "hayvan"<ns0:line-break/><ns0:s ns0:c="4"/>*)<ns0:line-break/><ns0:s ns0:c="8"/>echo "hiçbiri"<ns0:line-break/><ns0:s ns0:c="8"/>;;<ns0:line-break/>esac<ns0:line-break/># Şununla aynıdır:<ns0:line-break/>if [[ "${deger}" == "elma" || "${deger}" == "kiraz" ]] ; then<ns0:line-break/><ns0:s ns0:c="4"/>echo "meyve"<ns0:line-break/>elif [[ "${deger}" == "patates" || "${deger}" == "soğan" ]] ; then<ns0:line-break/><ns0:s ns0:c="4"/>echo "sebze"<ns0:line-break/>elif [[ "${değer}" == "balık" ]] ; then<ns0:line-break/><ns0:s ns0:c="4"/>echo "hayvan"<ns0:line-break/>else<ns0:line-break/><ns0:s ns0:c="4"/>echo "hiçbiri"<ns0:line-break/>fi</ns0:p>
        <text:span text:style-name="rststyle-keyword">case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punctuation">;;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punctuation">;;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punctuation">;;</text:span>
        <text:span text:style-name="rststyle-keyword">esac</text:span>
        <text:span text:style-name="rststyle-comment">
          <text:span text:style-name="rststyle-single"># Şununla aynıdır:
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elma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kiraz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patates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soğan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ğ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balık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keyword">fi</text:span>
      </text:section>
      <text:section text:name="Section9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10" text:style-name="Sect1">
        <text:h text:outline-level="1" text:style-name="rststyle-heading1">Fonksionlar</text:h>
        <text:p text:style-name="rststyle-textbody">Fonksionlar alt programları oluşturur ve çağırıldığında işlerini yaptıktan sonra tekrar ana programdan devam edilmesini sağlar. Bir fonksi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ks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  <text:section text:name="Section11" text:style-name="Sect1">
        <text:h text:outline-level="1" text:style-name="rststyle-heading1">Dosya işlemleri</text:h>
        <text:p text:style-name="rststyle-textbody">Bash betiklerinde <text:span text:style-name="rststyle-strong">stdout</text:span> <text:span text:style-name="rststyle-strong">stderr</text:span> ve <text:span text:style-name="rststyle-strong">stdin</text:span> olmak üzere 2 çıktı ve 1 girdi bulunur. Ekrana stdin ve stdout beraber yazılır.</text:p>
        <text:p text:style-name="rststyle-table-title">dosya ifadeleri ve anlamları</text:p>
        <table:table table:name="rststyle-rststyle-table-4" table:style-name="rststyle-rststyle-table-4">
          <text:span text:style-name="rststyle-strong">dosya ifadeleri ve anlamları</text:span>
          <table:table-column table:style-name="rststyle-rststyle-table-4.A"/>
          <table:table-column table:style-name="rststyle-rststyle-table-4.B"/>
          <table:table-column table:style-name="rststyle-rststyle-table-4.C"/>
          <table:table-header-rows>
            <table:table-row>
              <table:table-cell table:style-name="rststyle-rststyle-table-4.A1" office:value-type="string">
                <text:p text:style-name="Table_20_Heading">İfade</text:p>
              </table:table-cell>
              <table:table-cell table:style-name="rststyle-rststyle-table-4.A1" office:value-type="string">
                <text:p text:style-name="Table_20_Heading">Türü</text:p>
              </table:table-cell>
              <table:table-cell table:style-name="rststyle-rststyle-table-4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4.A1" office:value-type="string">
              <text:p text:style-name="rststyle-textbody">stdin</text:p>
            </table:table-cell>
            <table:table-cell table:style-name="rststyle-rststyle-table-4.A1" office:value-type="string">
              <text:p text:style-name="rststyle-textbody">Girdi</text:p>
            </table:table-cell>
            <table:table-cell table:style-name="rststyle-rststyle-table-4.A1" office:value-type="string">
              <text:p text:style-name="rststyle-textbody">Klavyeden girilen değerler.</text:p>
            </table:table-cell>
          </table:table-row>
          <table:table-row>
            <table:table-cell table:style-name="rststyle-rststyle-table-4.A1" office:value-type="string">
              <text:p text:style-name="rststyle-textbody">stdout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Sıradan çıktılardır.</text:p>
            </table:table-cell>
          </table:table-row>
          <table:table-row>
            <table:table-cell table:style-name="rststyle-rststyle-table-4.A1" office:value-type="string">
              <text:p text:style-name="rststyle-textbody">stderr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Hata çıktılarıdır.</text:p>
            </table:table-cell>
          </table:table-row>
        </table:table>
        <text:p text:style-name="rststyle-textbody"><text:span text:style-name="rststyle-strong">cat</text:span> komutu ile dosya içeriğini ekrana yazdırabiliriz. Dosya içeriğini <text:span text:style-name="rststyle-strong">$(cat dosya.txt)</text:span> kullanarak değişkene atabiliriz.</text:p>
        <text:p text:style-name="rststyle-textbody">dosya.txt içeriğinin aşağıdaki gibi olduğunu varsayalım.</text:p>
        <ns0:p ns0:style-name="rststyle-codeblock">Merhaba dünya<ns0:line-break/>Selam dünya<ns0:line-break/>sayı:123</ns0:p>
        <text:p text:style-name="rststyle-textbody">Ayağıdaki örnekle dosya içeriğini önce değişkene atayıp sonra değişkeni ekrana yazdırdık.</text:p>
        <ns0:p ns0:style-name="rststyle-codeblock">icerik=$(cat ./dosya.txt)<ns0:line-break/>echo "${icerik}"<ns0:line-break/>-&gt; Merhaba dünya<ns0:line-break/>-&gt; Selam dünya<ns0:line-break/>-&gt; sayı:123</ns0:p>
        <text:span text:style-name="rststyle-name">
          <text:span text:style-name="rststyle-variable">icerik</text:span>
        </text:span>
        <text:span text:style-name="rststyle-operator">=</text:span>
        <text:span text:style-name="rststyle-keyword">$(</text:span>
        <text:span text:style-name="rststyle-keyword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cerik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p text:style-name="rststyle-textbody"><text:span text:style-name="rststyle-strong">grep "sözcük" dosya.txt</text:span> ile dosya içerisinde sözcük gezen satırları filitreleyebiliriz. Eğer grep komutuna <text:span text:style-name="rststyle-strong">-v</text:span> paraketresi eklersek sadece içermeyenleri filitreler.
Eğer filitrelemede hiçbir satır bulunmuyorsa yanlış döner.</text:p>
        <ns0:p ns0:style-name="rststyle-codeblock">grep "dünya" dosya.txt<ns0:line-break/>-&gt; Merhaba dünya<ns0:line-break/>-&gt; Selam dünya<ns0:line-break/>grep -v "dünya" dosya.txt<ns0:line-break/>-&gt; sayi:123</ns0:p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literal">
          <text:span text:style-name="rststyle-string">
            <text:span text:style-name="rststyle-double">"dünya"</text:span>
          </text:span>
        </text:span>
        <text:p text:style-name="rststyle-textbody">Aşağıdaki tabloda bazı dosya işlemi ifadeleri ve anlamları verilmiştir.</text:p>
        <text:p text:style-name="rststyle-table-title">dosya ifadeleri ve anlamları</text:p>
        <table:table table:name="rststyle-rststyle-table-5" table:style-name="rststyle-rststyle-table-5">
          <text:span text:style-name="rststyle-strong">dosya ifadeleri ve anlamları</text:span>
          <table:table-column table:style-name="rststyle-rststyle-table-5.A"/>
          <table:table-column table:style-name="rststyle-rststyle-table-5.B"/>
          <table:table-column table:style-name="rststyle-rststyle-table-5.C"/>
          <table:table-header-rows>
            <table:table-row>
              <table:table-cell table:style-name="rststyle-rststyle-table-5.A1" office:value-type="string">
                <text:p text:style-name="Table_20_Heading">İfade</text:p>
              </table:table-cell>
              <table:table-cell table:style-name="rststyle-rststyle-table-5.A1" office:value-type="string">
                <text:p text:style-name="Table_20_Heading">Anlamı</text:p>
              </table:table-cell>
              <table:table-cell table:style-name="rststyle-rststyle-table-5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5.A1" office:value-type="string">
              <text:p text:style-name="rststyle-textbody">&gt;</text:p>
            </table:table-cell>
            <table:table-cell table:style-name="rststyle-rststyle-table-5.A1" office:value-type="string">
              <text:p text:style-name="rststyle-textbody">çıktıyı dosyaya yönlendir (stdout)</text:p>
            </table:table-cell>
            <table:table-cell table:style-name="rststyle-rststyle-table-5.A1" office:value-type="string">
              <text:p text:style-name="rststyle-textbody">echo "Merhaba dünya" &gt; dosya.txt</text:p>
            </table:table-cell>
          </table:table-row>
          <table:table-row>
            <table:table-cell table:style-name="rststyle-rststyle-table-5.A1" office:value-type="string">
              <text:p text:style-name="rststyle-textbody">2&gt;</text:p>
            </table:table-cell>
            <table:table-cell table:style-name="rststyle-rststyle-table-5.A1" office:value-type="string">
              <text:p text:style-name="rststyle-textbody">çıktıyı dosyaya yönlendir (stderr)</text:p>
            </table:table-cell>
            <table:table-cell table:style-name="rststyle-rststyle-table-5.A1" office:value-type="string">
              <text:p text:style-name="rststyle-textbody">ls /olmayan/dizin 2&gt; dosya.txt</text:p>
            </table:table-cell>
          </table:table-row>
          <table:table-row>
            <table:table-cell table:style-name="rststyle-rststyle-table-5.A1" office:value-type="string">
              <text:p text:style-name="rststyle-textbody">&gt;&gt;</text:p>
            </table:table-cell>
            <table:table-cell table:style-name="rststyle-rststyle-table-5.A1" office:value-type="string">
              <text:p text:style-name="rststyle-textbody">çıktıyı dosyaya ekle</text:p>
            </table:table-cell>
            <table:table-cell table:style-name="rststyle-rststyle-table-5.A1" office:value-type="string">
              <text:p text:style-name="rststyle-textbody">echo -n "Merhaba" &gt; dosya.txt &amp;&amp; echo "dünya" &gt;&gt; dosya.txt</text:p>
            </table:table-cell>
          </table:table-row>
          <table:table-row>
            <table:table-cell table:style-name="rststyle-rststyle-table-5.A1" office:value-type="string">
              <text:p text:style-name="rststyle-textbody">&amp;&gt;</text:p>
            </table:table-cell>
            <table:table-cell table:style-name="rststyle-rststyle-table-5.A1" office:value-type="string">
              <text:p text:style-name="rststyle-textbody">çıktıyı yönlendir (stdout ve stderr)</text:p>
            </table:table-cell>
            <table:table-cell table:style-name="rststyle-rststyle-table-5.A1" office:value-type="string">
              <text:p text:style-name="rststyle-textbody">echo "$(cat /olmayan/dosya) deneme" &amp;&gt; dosya.txt</text:p>
            </table:table-cell>
          </table:table-row>
        </table:table>
        <text:p text:style-name="rststyle-textbody">Ayrıca çıktı girişleri için de aşağıda örnekler verilmiştir:</text:p>
        <ns0:p ns0:style-name="rststyle-codeblock"># &lt;&lt;EOF:<ns0:line-break/># EOF ifadesi gelene kadar olan kısmı girdi olarak kullanır:<ns0:line-break/>cat &gt; dosya.txt &lt;&lt;EOF<ns0:line-break/>Merhaba<ns0:line-break/>dünya<ns0:line-break/>EOF<ns0:line-break/># &lt; dosya.txt<ns0:line-break/># Bir dosyayı girdi olarak kullanır:<ns0:line-break/>while read line ; do<ns0:line-break/><ns0:s ns0:c="4"/>echo ${line:2:5}<ns0:line-break/>done &lt; dosxa.txt</ns0:p>
        <text:span text:style-name="rststyle-comment">
          <text:span text:style-name="rststyle-single"># &lt;&lt;EOF:
# EOF ifadesi gelene kadar olan kısmı girdi olarak kullanır:
</text:span>
        </text:span>
        <text:span text:style-name="rststyle-literal">
          <text:span text:style-name="rststyle-string">&lt;&lt;EOF
Merhaba
dünya
EOF</text:span>
        </text:span>
        <text:span text:style-name="rststyle-comment">
          <text:span text:style-name="rststyle-single"># &lt; dosya.txt
# Bir dosyayı girdi olarak kullanır:
</text:span>
        </text:span>
        <text:span text:style-name="rststyle-keyword">while</text:span>
        <text:span text:style-name="rststyle-name">
          <text:span text:style-name="rststyle-builtin">read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line</text:span>
        </text:span>
        <text:span text:style-name="rststyle-punctuation">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5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done</text:span>
        <text:p text:style-name="rststyle-textbody"><text:span text:style-name="rststyle-strong">/dev/null</text:span> içine atılan çıktılar yok edilir. <text:span text:style-name="rststyle-strong">/dev/stderr</text:span> içine atılan çıktılar ise hata çıktısı olur.</text:p>
      </text:section>
      <text:section text:name="Section12" text:style-name="Sect1">
        <text:h text:outline-level="1" text:style-name="rststyle-heading1">Boru hattı</text:h>
        <text:p text:style-name="rststyle-textbody">Bash betiklerinde <text:span text:style-name="rststyle-strong">stdin</text:span> yerine bir önceki komutun çıktısını kullanmak için boru hattı açabiliriz. Boru hattı açmak için iki komutun arasına <text:span text:style-name="rststyle-strong">|</text:span> işareti koyulur. Boru hattında soldan sağa doğru çıktı akışı vardır. Boru hattından sadece <text:span text:style-name="rststyle-strong">stdout</text:span> çıktısı geçmektedir. Eğer <text:span text:style-name="rststyle-strong">stderr</text:span> çıktısını da boru hattından geçirmek istiyorsanız <text:span text:style-name="rststyle-strong">|&amp;</text:span> kullanmalısınız.</text:p>
        <ns0:p ns0:style-name="rststyle-codeblock">topla(){<ns0:line-break/><ns0:s ns0:c="4"/>read sayi1<ns0:line-break/><ns0:s ns0:c="4"/>read sayi2<ns0:line-break/><ns0:s ns0:c="4"/>echo $((${sayi1}+${sayi2}))<ns0:line-break/>}<ns0:line-break/>topla<ns0:line-break/>&lt;- 12<ns0:line-break/>&lt;- 25<ns0:line-break/>-&gt; 37<ns0:line-break/>sayiyaz(){<ns0:line-break/><ns0:s ns0:c="4"/>echo 12<ns0:line-break/><ns0:s ns0:c="4"/>echo 25<ns0:line-break/>}<ns0:line-break/><ns0:s ns0:c="1"/>sayiyaz | topla<ns0:line-break/>-&gt; 37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12</text:span>
        </text:span>
        <text:span text:style-name="rststyle-literal">
          <text:span text:style-name="rststyle-number">25</text:span>
        </text:span>
        <text:span text:style-name="rststyle-literal">
          <text:span text:style-name="rststyle-number">37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37</text:span>
        </text:span>
      </text:section>
      <text:section text:name="Section13" text:style-name="Sect1">
        <text:h text:outline-level="1" text:style-name="rststyle-heading1">Birden çok dosya ile çalışmak</text:h>
        <text:p text:style-name="rststyle-textbody">Bash betikleri içerisinde diğer bash betiği dosyasını kullanmak için <text:span text:style-name="rststyle-strong">source</text:span> yada <text:span text:style-name="rststyle-strong">.</text:span> ifadeleri kullanılır. Diğer betik eklendiği zaman içerisinde tanımlanmış olan değişkenler ve fonksionlar kullanılabilir olur.</text:p>
        <text:p text:style-name="rststyle-textbody">Örneğin deneme.sh dosyamızın içeriği aşağıdaki gibi olsun:</text:p>
        <ns0:p ns0:style-name="rststyle-codeblock">mesaj="Selam"<ns0:line-break/>merhaba(){<ns0:line-break/><ns0:s ns0:c="4"/>echo ${mesaj}<ns0:line-break/>}<ns0:line-break/>echo "deneme yüklendi"</ns0:p>
        <text:span text:style-name="rststyle-name">
          <text:span text:style-name="rststyle-variable">mesaj</text:span>
        </text:span>
        <text:span text:style-name="rststyle-operator">=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mesaj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neme yüklendi"</text:span>
          </text:span>
        </text:span>
        <text:p text:style-name="rststyle-textbody">Asıl betiğimizin içeriği de aşağıdaki gibi olsun.</text:p>
        <ns0:p ns0:style-name="rststyle-codeblock">source deneme.sh # deneme.sh dosyası çalıştırılır.<ns0:line-break/>merhaba<ns0:line-break/>-&gt; deneme yüklendi<ns0:line-break/>-&gt; Selam</ns0:p>
        <text:span text:style-name="rststyle-name">
          <text:span text:style-name="rststyle-builtin">source</text:span>
        </text:span>
        <text:span text:style-name="rststyle-comment">
          <text:span text:style-name="rststyle-single"># deneme.sh dosyası çalıştırılır.
</text:span>
        </text:span>
        <text:p text:style-name="rststyle-textbody">Ayrıca bir komutun çıktısını da betiğe eklemek mümkündür. Bunun için <text:span text:style-name="rststyle-strong">&lt;(komut)</text:span> ifadesi kullanılır. Aşağıda bununla ilgili bir örnek verilmiştir.</text:p>
        <ns0:p ns0:style-name="rststyle-codeblock">source &lt;(curl https://gitlab.com/sulincix/outher/-/raw/gh-pages/deneme.sh) # Örnekteki adrese takılmayın :D<ns0:line-break/>merhaba<ns0:line-break/>merhaba2<ns0:line-break/>echo ${sayi}<ns0:line-break/>-&gt; Merhaba dünya<ns0:line-break/>-&gt; 50<ns0:line-break/>-&gt; 100</ns0:p>
        <text:span text:style-name="rststyle-name">
          <text:span text:style-name="rststyle-builtin">source</text:span>
        </text:span>
        <text:span text:style-name="rststyle-operator">(</text:span>
        <text:span text:style-name="rststyle-operator">)</text:span>
        <text:span text:style-name="rststyle-comment">
          <text:span text:style-name="rststyle-single"># Örnekteki adrese takılmayın :D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50</text:span>
        </text:span>
        <text:span text:style-name="rststyle-literal">
          <text:span text:style-name="rststyle-number">100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4:08:54</meta:creation-date>
    <dc:creator>sulin</dc:creator>
    <dc:date>2021-03-27T14:08:54</dc:date>
    <dc:language>en-US</dc:language>
    <meta:editing-cycles>1</meta:editing-cycles>
    <meta:editing-duration>PT00M01S</meta:editing-duration>
    <dc:title>Bash dersi</dc:title>
  </office:meta>
</office:document-meta>
</file>